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76.22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15.38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/>
          <table:table-cell office:value-type="string" calcext:value-type="string">
            <text:p>Additional Arguments</text:p>
          </table:table-cell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office:value-type="string" calcext:value-type="string">
            <text:p>u8 read</text:p>
          </table:table-cell>
          <table:table-cell office:value-type="string" calcext:value-type="string">
            <text:p>u8 write</text:p>
          </table:table-cell>
          <table:table-cell office:value-type="string" calcext:value-type="string">
            <text:p>u16 read</text:p>
          </table:table-cell>
          <table:table-cell office:value-type="string" calcext:value-type="string">
            <text:p>u16 write</text:p>
          </table:table-cell>
          <table:table-cell office:value-type="string" calcext:value-type="string">
            <text:p>u32 read</text:p>
          </table:table-cell>
          <table:table-cell office:value-type="string" calcext:value-type="string">
            <text:p>u32 writ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pi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base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3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bios_rom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spu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drom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de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ommon_delay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ram_size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office:value-type="string" calcext:value-type="string">
            <text:p>timers::coun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office:value-type="string" calcext:value-type="string">
            <text:p>timers::mod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office:value-type="string" calcext:value-type="string">
            <text:p>timers::target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office:value-type="string" calcext:value-type="string">
            <text:p>spu::voice_voll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office:value-type="string" calcext:value-type="string">
            <text:p>spu::voice_vol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office:value-type="string" calcext:value-type="string">
            <text:p>spu::voice_srat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office:value-type="string" calcext:value-type="string">
            <text:p>spu::voice_sadd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office:value-type="string" calcext:value-type="string">
            <text:p>spu::voice_ads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office:value-type="string" calcext:value-type="string">
            <text:p>spu::voice_cvol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office:value-type="string" calcext:value-type="string">
            <text:p>spu::voice_raddr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office:value-type="string" calcext:value-type="string">
            <text:p>spu::voice_key_on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office:value-type="string" calcext:value-type="string">
            <text:p>spu::voice_key_off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4"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office:value-type="string" calcext:value-type="string">
            <text:p>spu::data_transfer_address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office:value-type="string" calcext:value-type="string">
            <text:p>spu::data_fifo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post_displ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bi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_control.cache_control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20:23:55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25T22:00:40.007000000</dc:date>
    <meta:editing-duration>P1DT17M26S</meta:editing-duration>
    <meta:editing-cycles>12</meta:editing-cycles>
    <meta:generator>LibreOffice/6.3.2.2$Windows_X86_64 LibreOffice_project/98b30e735bda24bc04ab42594c85f7fd8be07b9c</meta:generator>
    <meta:document-statistic meta:table-count="1" meta:cell-count="1028" meta:object-count="0"/>
  </office:meta>
</office:document-meta>
</file>